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7" style:family="table-column">
      <style:table-column-properties fo:break-before="auto" style:column-width="14.019cm"/>
    </style:style>
    <style:style style:name="co28" style:family="table-column">
      <style:table-column-properties fo:break-before="auto" style:column-width="18.583cm"/>
    </style:style>
    <style:style style:name="co26" style:family="table-column">
      <style:table-column-properties fo:break-before="auto" style:column-width="4.027cm"/>
    </style:style>
    <style:style style:name="co11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3.069cm"/>
    </style:style>
    <style:style style:name="co7" style:family="table-column">
      <style:table-column-properties fo:break-before="auto" style:column-width="4.763cm"/>
    </style:style>
    <style:style style:name="co8" style:family="table-column">
      <style:table-column-properties fo:break-before="auto" style:column-width="19.967cm"/>
    </style:style>
    <style:style style:name="co9" style:family="table-column">
      <style:table-column-properties fo:break-before="auto" style:column-width="6.597cm"/>
    </style:style>
    <style:style style:name="co10" style:family="table-column">
      <style:table-column-properties fo:break-before="auto" style:column-width="11.783cm"/>
    </style:style>
    <style:style style:name="co12" style:family="table-column">
      <style:table-column-properties fo:break-before="auto" style:column-width="18.274cm"/>
    </style:style>
    <style:style style:name="co13" style:family="table-column">
      <style:table-column-properties fo:break-before="auto" style:column-width="18.027cm"/>
    </style:style>
    <style:style style:name="co14" style:family="table-column">
      <style:table-column-properties fo:break-before="auto" style:column-width="3.351cm"/>
    </style:style>
    <style:style style:name="co15" style:family="table-column">
      <style:table-column-properties fo:break-before="auto" style:column-width="3.986cm"/>
    </style:style>
    <style:style style:name="co16" style:family="table-column">
      <style:table-column-properties fo:break-before="auto" style:column-width="3.528cm"/>
    </style:style>
    <style:style style:name="co17" style:family="table-column">
      <style:table-column-properties fo:break-before="auto" style:column-width="3.422cm"/>
    </style:style>
    <style:style style:name="co18" style:family="table-column">
      <style:table-column-properties fo:break-before="auto" style:column-width="3.175cm"/>
    </style:style>
    <style:style style:name="co19" style:family="table-column">
      <style:table-column-properties fo:break-before="auto" style:column-width="3.493cm"/>
    </style:style>
    <style:style style:name="co20" style:family="table-column">
      <style:table-column-properties fo:break-before="auto" style:column-width="2.215cm"/>
    </style:style>
    <style:style style:name="co21" style:family="table-column">
      <style:table-column-properties fo:break-before="auto" style:column-width="4.41cm"/>
    </style:style>
    <style:style style:name="co22" style:family="table-column">
      <style:table-column-properties fo:break-before="auto" style:column-width="21.731cm"/>
    </style:style>
    <style:style style:name="co23" style:family="table-column">
      <style:table-column-properties fo:break-before="auto" style:column-width="8.749cm"/>
    </style:style>
    <style:style style:name="co24" style:family="table-column">
      <style:table-column-properties fo:break-before="auto" style:column-width="8.89cm"/>
    </style:style>
    <style:style style:name="co25" style:family="table-column">
      <style:table-column-properties fo:break-before="auto" style:column-width="14.852cm"/>
    </style:style>
    <style:style style:name="co29" style:family="table-column">
      <style:table-column-properties fo:break-before="auto" style:column-width="16.122cm"/>
    </style:style>
    <style:style style:name="co30" style:family="table-column">
      <style:table-column-properties fo:break-before="auto" style:column-width="3.14cm"/>
    </style:style>
    <style:style style:name="ro12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0.54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0.45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ta6" style:family="table" style:master-page-name="PageStyle_5f_TS">
      <style:table-properties table:display="true" style:writing-mode="lr-tb"/>
    </style:style>
    <style:style style:name="ta4" style:family="table" style:master-page-name="PageStyle_5f_Alternative">
      <style:table-properties table:display="true" style:writing-mode="lr-tb"/>
    </style:style>
    <style:style style:name="ta5" style:family="table" style:master-page-name="PageStyle_5f_Exception">
      <style:table-properties table:display="true" style:writing-mode="lr-tb"/>
    </style:style>
    <style:style style:name="ta7" style:family="table" style:master-page-name="PageStyle_5f_Functional">
      <style:table-properties table:display="true" style:writing-mode="lr-tb"/>
    </style:style>
    <style:style style:name="ta8" style:family="table" style:master-page-name="PageStyle_5f_Negative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text-position="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fe7f5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99ff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cfe7f5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99ff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ackground-color="#cfe7f5" style:diagonal-bl-tr="none" style:diagonal-tl-br="none" fo:border="0.06pt solid #000000" fo:padding="0.071cm" style:rotation-align="none"/>
      <style:text-properties fo:color="#000000" style:text-outline="false" style:text-line-through-styl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style:font-name="Calibri" style:font-name-asian="DejaVu Sans"/>
    </style:style>
    <style:style style:name="ce36" style:family="table-cell" style:parent-style-name="Default">
      <style:table-cell-properties style:glyph-orientation-vertical="0" fo:background-color="#cfe7f5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99ff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fe7f5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style:font-name="Calibri" style:font-name-asian="DejaVu Sans" style:font-name-complex="Calibri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fe7f5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99ff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cfe7f5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99ff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cfe7f5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fe7f5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99ff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cfe7f5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99ff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99ff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padding="0.071cm"/>
      <style:text-properties style:text-position="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1a1a1a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1a1a1a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wrap" fo:border="0.31pt solid #1a1a1a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wrap" fo:border="0.31pt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99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diagonal-bl-tr="none" style:diagonal-tl-br="none" fo:border="0.31pt solid #1a1a1a" fo:padding="0.071cm" style:rotation-align="none"/>
    </style:style>
    <style:style style:name="ce54" style:family="table-cell" style:parent-style-name="Default">
      <style:table-cell-properties style:glyph-orientation-vertical="0" fo:border-bottom="0.31pt solid #1a1a1a" fo:background-color="#ffffff" style:diagonal-bl-tr="none" style:diagonal-tl-br="none" style:text-align-source="value-type" style:repeat-content="false" fo:wrap-option="wrap" fo:border-left="0.31pt solid #1a1a1a" style:direction="ltr" fo:padding="0.071cm" fo:border-right="none" style:rotation-angle="0" style:rotation-align="none" style:shrink-to-fit="false" fo:border-top="0.31pt solid #1a1a1a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0.31pt solid #1a1a1a" fo:padding="0.071cm" style:rotation-align="none"/>
      <style:text-properties style:font-name="Calibri" style:font-name-asian="DejaVu Sans" style:font-name-complex="Calibri"/>
    </style:style>
    <style:style style:name="ce56" style:family="table-cell" style:parent-style-name="Default" style:data-style-name="N37">
      <style:table-cell-properties style:diagonal-bl-tr="none" style:diagonal-tl-br="none" fo:border="0.31pt solid #1a1a1a" fo:padding="0.071cm" style:rotation-align="none"/>
    </style:style>
    <style:style style:name="ce57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wrap" fo:border="0.31pt solid #1a1a1a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99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1a1a1a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1a1a1a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font-name="Calibri" style:font-name-asian="DejaVu Sans" style:font-name-complex="Calibri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font-name="Calibri" style:font-name-asian="DejaVu Sans" style:font-name-complex="Calibri"/>
    </style:style>
    <style:style style:name="ce62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99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65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37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99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font-name="Calibri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212121" style:text-outline="false" style:text-line-through-style="none" style:text-position="0% 100%" fo:font-family="Tahoma" style:font-family-generic="swiss" fo:font-size="8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212121" style:text-outline="false" style:text-line-through-style="none" style:text-position="0% 100%" fo:font-family="Tahoma" style:font-family-generic="swiss" fo:font-size="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212121" style:text-outline="false" style:text-line-through-style="none" style:text-position="0% 100%" fo:font-family="Tahoma" style:font-family-generic="swiss" fo:font-size="9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212121" style:text-outline="false" style:text-line-through-style="none" style:text-position="0% 100%" fo:font-family="Tahoma" style:font-family-generic="swiss" fo:font-size="7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bold" style:font-family-complex="Tahoma" style:font-family-generic-complex="swiss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212121" style:text-outline="false" style:text-line-through-style="none" style:text-position="0% 100%" fo:font-family="Tahoma" style:font-family-generic="swiss" fo:font-size="7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family-complex="Tahoma" style:font-family-generic-complex="swis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-asian="DejaVu Sans" style:font-name-complex="Calibri"/>
    </style:style>
  </office:automatic-styles>
  <office:body>
    <office:spreadsheet>
      <table:calculation-settings table:case-sensitive="false" table:automatic-find-labels="false" table:use-regular-expressions="false"/>
      <table:table table:name="TS" table:style-name="ta6">
        <office:forms form:automatic-focus="false" form:apply-design-mode="false"/>
        <table:table-column table:style-name="co27" table:number-columns-repeated="3" table:default-cell-style-name="ce20"/>
        <table:table-column table:style-name="co28" table:default-cell-style-name="ce20"/>
        <table:table-column table:style-name="co27" table:number-columns-repeated="253" table:default-cell-style-name="ce45"/>
        <table:table-column table:style-name="co27" table:number-columns-repeated="767" table:default-cell-style-name="Default"/>
        <table:table-row table:style-name="ro12">
          <table:table-cell table:style-name="ce15" office:value-type="string" table:number-columns-spanned="4" table:number-rows-spanned="1">
            <text:p>Test Scenario Template</text:p>
          </table:table-cell>
          <table:covered-table-cell table:number-columns-repeated="3" table:style-name="ce15"/>
          <table:table-cell table:style-name="ce41" table:number-columns-repeated="21"/>
          <table:table-cell table:number-columns-repeated="999"/>
        </table:table-row>
        <table:table-row table:style-name="ro2">
          <table:table-cell table:style-name="ce16" office:value-type="string">
            <text:p>Project Code: <text:s text:c="4"/></text:p>
          </table:table-cell>
          <table:table-cell table:style-name="ce36"/>
          <table:table-cell table:style-name="ce16" office:value-type="string">
            <text:p>Reviewed By:</text:p>
          </table:table-cell>
          <table:table-cell table:style-name="ce36"/>
          <table:table-cell table:style-name="ce42" table:number-columns-repeated="21"/>
          <table:table-cell table:style-name="ce47" table:number-columns-repeated="999"/>
        </table:table-row>
        <table:table-row table:style-name="ro2">
          <table:table-cell table:style-name="ce16" office:value-type="string">
            <text:p>Project Name:Ismart</text:p>
          </table:table-cell>
          <table:table-cell table:style-name="ce36"/>
          <table:table-cell table:style-name="ce16" office:value-type="string">
            <text:p>Date Reviewed:</text:p>
          </table:table-cell>
          <table:table-cell table:style-name="ce36"/>
          <table:table-cell table:style-name="ce42" table:number-columns-repeated="21"/>
          <table:table-cell table:style-name="ce47" table:number-columns-repeated="999"/>
        </table:table-row>
        <table:table-row table:style-name="ro2">
          <table:table-cell table:style-name="ce16" office:value-type="string">
            <text:p>Identified <text:s/>By:</text:p>
          </table:table-cell>
          <table:table-cell table:style-name="ce36"/>
          <table:table-cell table:style-name="ce16" office:value-type="string">
            <text:p>Approved By:</text:p>
          </table:table-cell>
          <table:table-cell table:style-name="ce36"/>
          <table:table-cell table:style-name="ce42" table:number-columns-repeated="21"/>
          <table:table-cell table:style-name="ce47" table:number-columns-repeated="999"/>
        </table:table-row>
        <table:table-row table:style-name="ro2">
          <table:table-cell table:style-name="ce16" office:value-type="string">
            <text:p>Date Identified: </text:p>
          </table:table-cell>
          <table:table-cell table:style-name="ce36"/>
          <table:table-cell table:style-name="ce16" office:value-type="string">
            <text:p>Date Approved:</text:p>
          </table:table-cell>
          <table:table-cell table:style-name="ce36"/>
          <table:table-cell table:style-name="ce42" table:number-columns-repeated="21"/>
          <table:table-cell table:style-name="ce47" table:number-columns-repeated="999"/>
        </table:table-row>
        <table:table-row table:style-name="ro3">
          <table:table-cell table:style-name="ce17" office:value-type="string">
            <office:annotation draw:style-name="gr1" draw:text-style-name="P1" svg:width="6.421cm" svg:height="3.599cm" svg:x="12.5cm" svg:y="2.707cm" draw:caption-point-x="1.509cm" draw:caption-point-y="0.566cm">
              <dc:date>2015-08-04T00:00:00</dc:date>
              <text:p text:style-name="P1"><text:span text:style-name="T1">Req ID:</text:span></text:p>
              <text:p text:style-name="P1"><text:span text:style-name="T2">(From Req Doc)</text:span></text:p>
              <text:p text:style-name="P1"><text:span text:style-name="T2">PRG_VER_CLI_REQ_ID</text:span></text:p>
              <text:p text:style-name="P1"><text:span text:style-name="T1">NOTE:</text:span></text:p>
              <text:p text:style-name="P1"><text:span text:style-name="T2">1)PRG--&gt;Project Code</text:span></text:p>
              <text:p text:style-name="P1"><text:span text:style-name="T2">2)VER--&gt;Version Number</text:span></text:p>
              <text:p text:style-name="P1"><text:span text:style-name="T2">3)CLI---&gt;Client</text:span></text:p>
              <text:p text:style-name="P1"><text:span text:style-name="T2">4)REQ_ID---&gt;Requirement ID from Requirement document</text:span></text:p>
              <text:p text:style-name="P1"><text:span text:style-name="T2"/></text:p>
            </office:annotation>
            <text:p>Requirement_ID</text:p>
          </table:table-cell>
          <table:table-cell table:style-name="ce17" office:value-type="string">
            <office:annotation draw:style-name="gr1" draw:text-style-name="P1" svg:width="6.612cm" svg:height="3.547cm" svg:x="25.424cm" svg:y="2.707cm" draw:caption-point-x="2.604cm" draw:caption-point-y="0.566cm">
              <dc:date>2015-08-04T00:00:00</dc:date>
              <text:p text:style-name="P1"><text:span text:style-name="T1">TS ID:</text:span></text:p>
              <text:p text:style-name="P1"><text:span text:style-name="T2">PRG_VER_CLI_REQ_ID_ TS_ID</text:span></text:p>
              <text:p text:style-name="P1"><text:span text:style-name="T1">NOTE:</text:span></text:p>
              <text:p text:style-name="P1"><text:span text:style-name="T2">1)PRG--&gt;Project Code</text:span></text:p>
              <text:p text:style-name="P1"><text:span text:style-name="T2">2)VER--&gt;Version Number</text:span></text:p>
              <text:p text:style-name="P1"><text:span text:style-name="T2">3)CLI---&gt;Client</text:span></text:p>
              <text:p text:style-name="P1"><text:span text:style-name="T2">4)REQ_ID---&gt;Requirement ID follows from Previous Column ie:Req_ID</text:span></text:p>
              <text:p text:style-name="P1"><text:span text:style-name="T2">5) TS_ID---&gt;Ex:TS_01</text:span></text:p>
              <text:p text:style-name="P1"><text:span text:style-name="T2"/></text:p>
            </office:annotation>
            <text:p>Test Scenario_ID</text:p>
          </table:table-cell>
          <table:table-cell table:style-name="ce17" office:value-type="string">
            <office:annotation draw:style-name="gr1" draw:text-style-name="P1" svg:width="5.175cm" svg:height="1.721cm" svg:x="37.609cm" svg:y="2.707cm" draw:caption-point-x="4.439cm" draw:caption-point-y="0.566cm">
              <dc:date>2015-08-04T00:00:00</dc:date>
              <text:p text:style-name="P1"><text:span text:style-name="T6">Module Name:</text:span></text:p>
              <text:p text:style-name="P1"><text:span text:style-name="T2">Give the Module Name for which we are writing the Test scenarios</text:span></text:p>
            </office:annotation>
            <text:p>Module Name</text:p>
          </table:table-cell>
          <table:table-cell table:style-name="ce17" office:value-type="string">
            <office:annotation draw:style-name="gr1" draw:text-style-name="P1" svg:width="5.175cm" svg:height="1.268cm" svg:x="53.234cm" svg:y="2.707cm" draw:caption-point-x="7.396cm" draw:caption-point-y="0.566cm">
              <dc:date>2015-08-04T00:00:00</dc:date>
              <text:p text:style-name="P1"><text:span text:style-name="T6">TS Description:</text:span></text:p>
              <text:p text:style-name="P1"><text:span text:style-name="T2">Short Sentence of Functional Flow for the application</text:span></text:p>
            </office:annotation>
            <text:p>Test Scenario Description</text:p>
          </table:table-cell>
          <table:table-cell table:style-name="ce43" table:number-columns-repeated="21"/>
          <table:table-cell table:style-name="ce16" table:number-columns-repeated="999"/>
        </table:table-row>
        <table:table-row table:style-name="ro2">
          <table:table-cell table:style-name="ce18"/>
          <table:table-cell table:style-name="ce37" table:number-columns-repeated="3"/>
          <table:table-cell table:style-name="ce44" table:number-columns-repeated="21"/>
          <table:table-cell table:style-name="ce48" table:number-columns-repeated="999"/>
        </table:table-row>
        <table:table-row table:style-name="ro3">
          <table:table-cell table:style-name="ce19" office:value-type="string">
            <text:p>RID-001</text:p>
          </table:table-cell>
          <table:table-cell table:style-name="ce19" office:value-type="string">
            <text:p>TS-01</text:p>
          </table:table-cell>
          <table:table-cell table:style-name="ce19" office:value-type="string">
            <text:p>Application Module</text:p>
          </table:table-cell>
          <table:table-cell table:style-name="Default" office:value-type="string">
            <text:p>Verifying all the sub fields like Application Master,Zonal Accountant details are Available</text:p>
          </table:table-cell>
          <table:table-cell table:style-name="ce41"/>
          <table:table-cell table:style-name="ce46" table:number-columns-repeated="20"/>
          <table:table-cell table:style-name="ce49" table:number-columns-repeated="999"/>
        </table:table-row>
        <table:table-row table:style-name="ro3">
          <table:table-cell office:value-type="string">
            <text:p>RID-001</text:p>
          </table:table-cell>
          <table:table-cell table:style-name="ce38" office:value-type="string">
            <text:p>TS-02</text:p>
          </table:table-cell>
          <table:table-cell office:value-type="string">
            <text:p>Application Module</text:p>
          </table:table-cell>
          <table:table-cell table:style-name="ce40" office:value-type="string">
            <text:p>Verifying the Application Status Details,Application Cancellation fields are available/not.</text:p>
          </table:table-cell>
          <table:table-cell table:style-name="ce41" table:number-columns-repeated="21"/>
          <table:table-cell table:number-columns-repeated="999"/>
        </table:table-row>
        <table:table-row table:style-name="ro3">
          <table:table-cell office:value-type="string">
            <text:p>RID-002</text:p>
          </table:table-cell>
          <table:table-cell table:style-name="ce38" office:value-type="string">
            <text:p>TS-03</text:p>
          </table:table-cell>
          <table:table-cell office:value-type="string">
            <text:p>Zonal Accountant</text:p>
          </table:table-cell>
          <table:table-cell table:style-name="ce40" office:value-type="string">
            <text:p>Verifying the Availability of name,ph.no,emailid of the Zonal Accountant.</text:p>
          </table:table-cell>
          <table:table-cell table:style-name="ce41" table:number-columns-repeated="21"/>
          <table:table-cell table:number-columns-repeated="999"/>
        </table:table-row>
        <table:table-row table:style-name="ro3">
          <table:table-cell office:value-type="string">
            <text:p>RID-002</text:p>
          </table:table-cell>
          <table:table-cell table:style-name="ce38" office:value-type="string">
            <text:p>TS-04</text:p>
          </table:table-cell>
          <table:table-cell office:value-type="string">
            <text:p>Zonal Accountant</text:p>
          </table:table-cell>
          <table:table-cell table:style-name="ce40" office:value-type="string">
            <text:p>Verifying the Availability of the Zone and the ZonalCode of the Zonal Accountant.</text:p>
          </table:table-cell>
          <table:table-cell table:style-name="ce41" table:number-columns-repeated="21"/>
          <table:table-cell table:number-columns-repeated="999"/>
        </table:table-row>
        <table:table-row table:style-name="ro3">
          <table:table-cell office:value-type="string">
            <text:p>RID-002</text:p>
          </table:table-cell>
          <table:table-cell table:style-name="ce38" office:value-type="string">
            <text:p>TS-05</text:p>
          </table:table-cell>
          <table:table-cell office:value-type="string">
            <text:p>Zonal Accountant</text:p>
          </table:table-cell>
          <table:table-cell table:style-name="ce40" office:value-type="string">
            <text:p>Verifying the Availability field of the Zonal Accountant.</text:p>
          </table:table-cell>
          <table:table-cell table:style-name="ce41" table:number-columns-repeated="21"/>
          <table:table-cell table:number-columns-repeated="999"/>
        </table:table-row>
        <table:table-row table:style-name="ro3">
          <table:table-cell office:value-type="string">
            <text:p>RID-002</text:p>
          </table:table-cell>
          <table:table-cell table:style-name="ce38" office:value-type="string">
            <text:p>TS-06</text:p>
          </table:table-cell>
          <table:table-cell office:value-type="string">
            <text:p>Zonal Accountant</text:p>
          </table:table-cell>
          <table:table-cell office:value-type="string">
            <text:p>Verifying the Search feature in the Zonal Accountant Module.</text:p>
          </table:table-cell>
          <table:table-cell table:style-name="ce41" table:number-columns-repeated="21"/>
          <table:table-cell table:number-columns-repeated="999"/>
        </table:table-row>
        <table:table-row table:style-name="ro3">
          <table:table-cell office:value-type="string">
            <text:p>RID-003</text:p>
          </table:table-cell>
          <table:table-cell table:style-name="ce38" office:value-type="string">
            <text:p>TS-07</text:p>
          </table:table-cell>
          <table:table-cell office:value-type="string">
            <text:p>Application Master</text:p>
          </table:table-cell>
          <table:table-cell office:value-type="string">
            <text:p>Verifying the Academic year is Available or not.</text:p>
          </table:table-cell>
          <table:table-cell table:style-name="ce41" table:number-columns-repeated="21"/>
          <table:table-cell table:number-columns-repeated="999"/>
        </table:table-row>
        <table:table-row table:style-name="ro3">
          <table:table-cell office:value-type="string">
            <text:p>RID-003</text:p>
          </table:table-cell>
          <table:table-cell office:value-type="string">
            <text:p>TS-08</text:p>
          </table:table-cell>
          <table:table-cell office:value-type="string">
            <text:p>Application Master</text:p>
          </table:table-cell>
          <table:table-cell office:value-type="string">
            <text:p>Verifying the Start number and End number Fields are Available or not.</text:p>
          </table:table-cell>
          <table:table-cell table:style-name="ce41" table:number-columns-repeated="21"/>
          <table:table-cell table:number-columns-repeated="999"/>
        </table:table-row>
        <table:table-row table:style-name="ro3">
          <table:table-cell office:value-type="string">
            <text:p>RID-003</text:p>
          </table:table-cell>
          <table:table-cell office:value-type="string">
            <text:p>TS-09</text:p>
          </table:table-cell>
          <table:table-cell office:value-type="string">
            <text:p>Application Master</text:p>
          </table:table-cell>
          <table:table-cell office:value-type="string">
            <text:p>Verifying the fields ZonalCode is Available or not.</text:p>
          </table:table-cell>
          <table:table-cell table:style-name="ce41" table:number-columns-repeated="21"/>
          <table:table-cell table:number-columns-repeated="999"/>
        </table:table-row>
        <table:table-row table:style-name="ro3">
          <table:table-cell office:value-type="string">
            <text:p>RID-003</text:p>
          </table:table-cell>
          <table:table-cell office:value-type="string">
            <text:p>TS-10</text:p>
          </table:table-cell>
          <table:table-cell office:value-type="string">
            <text:p>Application Master</text:p>
          </table:table-cell>
          <table:table-cell office:value-type="string">
            <text:p>Verifying the fields Date &amp; Time are available/not</text:p>
          </table:table-cell>
          <table:table-cell table:style-name="ce41" table:number-columns-repeated="21"/>
          <table:table-cell table:number-columns-repeated="999"/>
        </table:table-row>
        <table:table-row table:style-name="ro3">
          <table:table-cell office:value-type="string">
            <text:p>RID-003</text:p>
          </table:table-cell>
          <table:table-cell office:value-type="string">
            <text:p>TS-11</text:p>
          </table:table-cell>
          <table:table-cell office:value-type="string">
            <text:p>Application Master</text:p>
          </table:table-cell>
          <table:table-cell office:value-type="string">
            <text:p>Verifying the Delete button functionality and Availability.</text:p>
          </table:table-cell>
          <table:table-cell table:style-name="ce41" table:number-columns-repeated="21"/>
          <table:table-cell table:number-columns-repeated="999"/>
        </table:table-row>
        <table:table-row table:style-name="ro3">
          <table:table-cell office:value-type="string">
            <text:p>RID-004</text:p>
          </table:table-cell>
          <table:table-cell office:value-type="string">
            <text:p>TS-12</text:p>
          </table:table-cell>
          <table:table-cell office:value-type="string">
            <text:p>PRO</text:p>
          </table:table-cell>
          <table:table-cell office:value-type="string">
            <text:p>Verifying the PRO details,name,phone numb,email.id;</text:p>
          </table:table-cell>
          <table:table-cell table:style-name="ce41" table:number-columns-repeated="21"/>
          <table:table-cell table:number-columns-repeated="999"/>
        </table:table-row>
        <table:table-row table:style-name="ro3">
          <table:table-cell office:value-type="string">
            <text:p>RID-004</text:p>
          </table:table-cell>
          <table:table-cell office:value-type="string">
            <text:p>TS-13</text:p>
          </table:table-cell>
          <table:table-cell office:value-type="string">
            <text:p>PRO</text:p>
          </table:table-cell>
          <table:table-cell office:value-type="string">
            <text:p>Verifying the PRO Zonal code and Area.</text:p>
          </table:table-cell>
          <table:table-cell table:style-name="ce41" table:number-columns-repeated="21"/>
          <table:table-cell table:number-columns-repeated="999"/>
        </table:table-row>
        <table:table-row table:style-name="ro3">
          <table:table-cell office:value-type="string">
            <text:p>RID-004</text:p>
          </table:table-cell>
          <table:table-cell office:value-type="string">
            <text:p>TS-14</text:p>
          </table:table-cell>
          <table:table-cell office:value-type="string">
            <text:p>PRO</text:p>
          </table:table-cell>
          <table:table-cell office:value-type="string">
            <text:p>Verifying Fee Structure of all the branches is there with the PRO.</text:p>
          </table:table-cell>
          <table:table-cell table:style-name="ce41" table:number-columns-repeated="21"/>
          <table:table-cell table:number-columns-repeated="999"/>
        </table:table-row>
        <table:table-row table:style-name="ro3">
          <table:table-cell office:value-type="string">
            <text:p>RID-004</text:p>
          </table:table-cell>
          <table:table-cell office:value-type="string">
            <text:p>TS-15</text:p>
          </table:table-cell>
          <table:table-cell office:value-type="string">
            <text:p>PRO</text:p>
          </table:table-cell>
          <table:table-cell table:style-name="ce40" office:value-type="string">
            <text:p>Verifying the functionality Application Re-Assign.</text:p>
          </table:table-cell>
          <table:table-cell/>
          <table:table-cell table:style-name="ce41" table:number-columns-repeated="20"/>
          <table:table-cell table:number-columns-repeated="999"/>
        </table:table-row>
        <table:table-row table:style-name="ro3">
          <table:table-cell office:value-type="string">
            <text:p>RID-004</text:p>
          </table:table-cell>
          <table:table-cell office:value-type="string">
            <text:p>TS-16</text:p>
          </table:table-cell>
          <table:table-cell office:value-type="string">
            <text:p>PRO</text:p>
          </table:table-cell>
          <table:table-cell table:style-name="ce40" office:value-type="string">
            <text:p>Verifying the Reciept Assigning functionality.</text:p>
          </table:table-cell>
          <table:table-cell/>
          <table:table-cell table:style-name="ce41" table:number-columns-repeated="20"/>
          <table:table-cell table:number-columns-repeated="999"/>
        </table:table-row>
        <table:table-row table:style-name="ro3">
          <table:table-cell office:value-type="string">
            <text:p>RID-004</text:p>
          </table:table-cell>
          <table:table-cell office:value-type="string">
            <text:p>TS-17</text:p>
          </table:table-cell>
          <table:table-cell office:value-type="string">
            <text:p>PRO</text:p>
          </table:table-cell>
          <table:table-cell office:value-type="string">
            <text:p>Verifying the PRO Receipt status functionality.</text:p>
          </table:table-cell>
          <table:table-cell table:number-columns-repeated="1020"/>
        </table:table-row>
        <table:table-row table:style-name="ro3">
          <table:table-cell office:value-type="string">
            <text:p>RID-004</text:p>
          </table:table-cell>
          <table:table-cell office:value-type="string">
            <text:p>TS-18</text:p>
          </table:table-cell>
          <table:table-cell office:value-type="string">
            <text:p>PRO</text:p>
          </table:table-cell>
          <table:table-cell table:style-name="ce35" office:value-type="string">
            <text:p>Verifying the Re_Assign Reciept Functionality.</text:p>
          </table:table-cell>
          <table:table-cell table:number-columns-repeated="1020"/>
        </table:table-row>
        <table:table-row table:style-name="ro3">
          <table:table-cell office:value-type="string">
            <text:p>RID-004</text:p>
          </table:table-cell>
          <table:table-cell office:value-type="string">
            <text:p>TS-19</text:p>
          </table:table-cell>
          <table:table-cell office:value-type="string">
            <text:p>PRO</text:p>
          </table:table-cell>
          <table:table-cell office:value-type="string">
            <text:p>Verifying the Cancelled/unavailable Receipt fields.</text:p>
          </table:table-cell>
          <table:table-cell table:number-columns-repeated="1020"/>
        </table:table-row>
        <table:table-row table:style-name="ro3">
          <table:table-cell office:value-type="string">
            <text:p>RID-005</text:p>
          </table:table-cell>
          <table:table-cell table:style-name="ce35" office:value-type="string">
            <text:p>TS-20</text:p>
          </table:table-cell>
          <table:table-cell office:value-type="string">
            <text:p>Branch</text:p>
          </table:table-cell>
          <table:table-cell office:value-type="string">
            <text:p>Verifying the Details of the <text:s/>Academic Branch name,Branch area and Branch code.</text:p>
          </table:table-cell>
          <table:table-cell table:number-columns-repeated="1020"/>
        </table:table-row>
        <table:table-row table:style-name="ro3">
          <table:table-cell office:value-type="string">
            <text:p>RID-005</text:p>
          </table:table-cell>
          <table:table-cell table:style-name="ce35" office:value-type="string">
            <text:p>TS-21</text:p>
          </table:table-cell>
          <table:table-cell table:style-name="ce35" office:value-type="string">
            <text:p>Branch</text:p>
          </table:table-cell>
          <table:table-cell table:style-name="ce35" office:value-type="string">
            <text:p>Verifying <text:s/>Application Master start number and end number which is assigned to that branch.</text:p>
          </table:table-cell>
          <table:table-cell table:number-columns-repeated="1020"/>
        </table:table-row>
        <table:table-row table:style-name="ro3">
          <table:table-cell office:value-type="string">
            <text:p>RID-005</text:p>
          </table:table-cell>
          <table:table-cell table:style-name="ce35" office:value-type="string">
            <text:p>TS-22</text:p>
          </table:table-cell>
          <table:table-cell table:style-name="ce35" office:value-type="string">
            <text:p>Branch</text:p>
          </table:table-cell>
          <table:table-cell table:style-name="ce39" office:value-type="string">
            <text:p>Verifying Transport Facility is Assigned to that branch.</text:p>
          </table:table-cell>
          <table:table-cell table:number-columns-repeated="1020"/>
        </table:table-row>
        <table:table-row table:style-name="ro3">
          <table:table-cell office:value-type="string">
            <text:p>RID-006</text:p>
          </table:table-cell>
          <table:table-cell table:style-name="ce35" office:value-type="string">
            <text:p>TS-23</text:p>
          </table:table-cell>
          <table:table-cell table:style-name="ce35" office:value-type="string">
            <text:p>Admissions</text:p>
          </table:table-cell>
          <table:table-cell table:style-name="ce35" office:value-type="string">
            <text:p>Verifying the Student Admissions by Alloting Student id,section etc;</text:p>
          </table:table-cell>
          <table:table-cell table:number-columns-repeated="1020"/>
        </table:table-row>
        <table:table-row table:style-name="ro3">
          <table:table-cell table:style-name="ce35" office:value-type="string">
            <text:p>RID-006</text:p>
          </table:table-cell>
          <table:table-cell table:style-name="ce35" office:value-type="string">
            <text:p>TS-24</text:p>
          </table:table-cell>
          <table:table-cell table:style-name="ce35" office:value-type="string">
            <text:p>Admissions</text:p>
          </table:table-cell>
          <table:table-cell table:style-name="ce35" office:value-type="string">
            <text:p>Verifying student Academic Branch and Branch code.</text:p>
          </table:table-cell>
          <table:table-cell table:number-columns-repeated="1020"/>
        </table:table-row>
        <table:table-row table:style-name="ro3">
          <table:table-cell office:value-type="string">
            <text:p>RID-006</text:p>
          </table:table-cell>
          <table:table-cell table:style-name="ce35" office:value-type="string">
            <text:p>TS-25</text:p>
          </table:table-cell>
          <table:table-cell table:style-name="ce35" office:value-type="string">
            <text:p>Admissions</text:p>
          </table:table-cell>
          <table:table-cell table:style-name="ce35" office:value-type="string">
            <text:p>Verifying the Cash Deposited field.</text:p>
          </table:table-cell>
          <table:table-cell table:number-columns-repeated="1020"/>
        </table:table-row>
        <table:table-row table:style-name="ro3">
          <table:table-cell office:value-type="string">
            <text:p>RID-006</text:p>
          </table:table-cell>
          <table:table-cell table:style-name="ce35" office:value-type="string">
            <text:p>TS-26</text:p>
          </table:table-cell>
          <table:table-cell table:style-name="ce35" office:value-type="string">
            <text:p>Admissions</text:p>
          </table:table-cell>
          <table:table-cell table:style-name="ce35" office:value-type="string">
            <text:p>Verifying the Change Admission status Details.</text:p>
          </table:table-cell>
          <table:table-cell table:number-columns-repeated="1020"/>
        </table:table-row>
        <table:table-row table:style-name="ro3">
          <table:table-cell office:value-type="string">
            <text:p>RID-006</text:p>
          </table:table-cell>
          <table:table-cell table:style-name="ce35" office:value-type="string">
            <text:p>TS-27</text:p>
          </table:table-cell>
          <table:table-cell office:value-type="string">
            <text:p>Admissions</text:p>
          </table:table-cell>
          <table:table-cell office:value-type="string">
            <text:p>Verifying the Fee history Details.</text:p>
          </table:table-cell>
          <table:table-cell table:number-columns-repeated="1020"/>
        </table:table-row>
        <table:table-row table:style-name="ro3">
          <table:table-cell office:value-type="string">
            <text:p>RID-006</text:p>
          </table:table-cell>
          <table:table-cell table:style-name="ce35" office:value-type="string">
            <text:p>TS-28</text:p>
          </table:table-cell>
          <table:table-cell office:value-type="string">
            <text:p>Admissions</text:p>
          </table:table-cell>
          <table:table-cell office:value-type="string">
            <text:p>Verifying the Student Drop or Rollback history Details.</text:p>
          </table:table-cell>
          <table:table-cell table:number-columns-repeated="1020"/>
        </table:table-row>
        <table:table-row table:style-name="ro3">
          <table:table-cell office:value-type="string">
            <text:p>RID-006</text:p>
          </table:table-cell>
          <table:table-cell table:style-name="ce35" office:value-type="string">
            <text:p>TS-29</text:p>
          </table:table-cell>
          <table:table-cell office:value-type="string">
            <text:p>Admissions</text:p>
          </table:table-cell>
          <table:table-cell office:value-type="string">
            <text:p>Verifying the other Fee like Pocket Money,caution deposit,Exam fee etc;</text:p>
          </table:table-cell>
          <table:table-cell table:number-columns-repeated="1020"/>
        </table:table-row>
        <table:table-row table:style-name="ro3">
          <table:table-cell office:value-type="string">
            <text:p>RID-006</text:p>
          </table:table-cell>
          <table:table-cell table:style-name="ce35" office:value-type="string">
            <text:p>TS-30</text:p>
          </table:table-cell>
          <table:table-cell office:value-type="string">
            <text:p>Admissions</text:p>
          </table:table-cell>
          <table:table-cell office:value-type="string">
            <text:p>Verifying the update/cancel other fee details.</text:p>
          </table:table-cell>
          <table:table-cell table:number-columns-repeated="1020"/>
        </table:table-row>
        <table:table-row table:style-name="ro3">
          <table:table-cell office:value-type="string">
            <text:p>RID-006</text:p>
          </table:table-cell>
          <table:table-cell table:style-name="ce35" office:value-type="string">
            <text:p>TS-31</text:p>
          </table:table-cell>
          <table:table-cell office:value-type="string">
            <text:p>Admissions</text:p>
          </table:table-cell>
          <table:table-cell office:value-type="string">
            <text:p>Verifying the Weekly fee Reciepts.</text:p>
          </table:table-cell>
          <table:table-cell table:number-columns-repeated="1020"/>
        </table:table-row>
        <table:table-row table:style-name="ro3">
          <table:table-cell office:value-type="string">
            <text:p>RID-006</text:p>
          </table:table-cell>
          <table:table-cell table:style-name="ce35" office:value-type="string">
            <text:p>TS-32</text:p>
          </table:table-cell>
          <table:table-cell office:value-type="string">
            <text:p>Admissions</text:p>
          </table:table-cell>
          <table:table-cell office:value-type="string">
            <text:p>Verifying the Refund and cash Refund cheque's Details.</text:p>
          </table:table-cell>
          <table:table-cell table:number-columns-repeated="1020"/>
        </table:table-row>
        <table:table-row table:style-name="ro3">
          <table:table-cell office:value-type="string">
            <text:p>RID-006</text:p>
          </table:table-cell>
          <table:table-cell table:style-name="ce35" office:value-type="string">
            <text:p>TS-33</text:p>
          </table:table-cell>
          <table:table-cell office:value-type="string">
            <text:p>Admissions</text:p>
          </table:table-cell>
          <table:table-cell office:value-type="string">
            <text:p>Verifying the BulkReports and Transport Fee fields. </text:p>
          </table:table-cell>
          <table:table-cell table:number-columns-repeated="1020"/>
        </table:table-row>
        <table:table-row table:style-name="ro3">
          <table:table-cell office:value-type="string">
            <text:p>RID-006</text:p>
          </table:table-cell>
          <table:table-cell table:style-name="ce35" office:value-type="string">
            <text:p>TS-34</text:p>
          </table:table-cell>
          <table:table-cell office:value-type="string">
            <text:p>Admissions</text:p>
          </table:table-cell>
          <table:table-cell office:value-type="string">
            <text:p>Verifying the Transaction Logs in Admissions.</text:p>
          </table:table-cell>
          <table:table-cell table:number-columns-repeated="1020"/>
        </table:table-row>
        <table:table-row table:style-name="ro3">
          <table:table-cell office:value-type="string">
            <text:p>RID-006</text:p>
          </table:table-cell>
          <table:table-cell table:style-name="ce35" office:value-type="string">
            <text:p>TS-35</text:p>
          </table:table-cell>
          <table:table-cell office:value-type="string">
            <text:p>Admissions</text:p>
          </table:table-cell>
          <table:table-cell office:value-type="string">
            <text:p>Verifying the Shift Student and internal shift. </text:p>
          </table:table-cell>
          <table:table-cell table:number-columns-repeated="1020"/>
        </table:table-row>
        <table:table-row table:style-name="ro3">
          <table:table-cell office:value-type="string">
            <text:p>RID-006</text:p>
          </table:table-cell>
          <table:table-cell table:style-name="ce35" office:value-type="string">
            <text:p>TS-36</text:p>
          </table:table-cell>
          <table:table-cell office:value-type="string">
            <text:p>Admissions</text:p>
          </table:table-cell>
          <table:table-cell office:value-type="string">
            <text:p>Verifying the Internal Branch Tranfer fields.</text:p>
          </table:table-cell>
          <table:table-cell table:number-columns-repeated="1020"/>
        </table:table-row>
        <table:table-row table:style-name="ro3">
          <table:table-cell office:value-type="string">
            <text:p>RID-007</text:p>
          </table:table-cell>
          <table:table-cell table:style-name="ce35" office:value-type="string">
            <text:p>TS-37</text:p>
          </table:table-cell>
          <table:table-cell table:style-name="ce39" office:value-type="string">
            <text:p>Revenue</text:p>
          </table:table-cell>
          <table:table-cell office:value-type="string">
            <text:p>Verifying the Fee Concession and other concession.</text:p>
          </table:table-cell>
          <table:table-cell table:number-columns-repeated="1020"/>
        </table:table-row>
        <table:table-row table:style-name="ro3">
          <table:table-cell table:style-name="ce35" office:value-type="string">
            <text:p>RID-007</text:p>
          </table:table-cell>
          <table:table-cell table:style-name="ce35" office:value-type="string">
            <text:p>TS-38</text:p>
          </table:table-cell>
          <table:table-cell office:value-type="string">
            <text:p>Revenue</text:p>
          </table:table-cell>
          <table:table-cell office:value-type="string">
            <text:p>Verifying the internal course fee concession details.</text:p>
          </table:table-cell>
          <table:table-cell table:number-columns-repeated="1020"/>
        </table:table-row>
        <table:table-row table:style-name="ro3">
          <table:table-cell office:value-type="string">
            <text:p>RID-007</text:p>
          </table:table-cell>
          <table:table-cell table:style-name="ce35" office:value-type="string">
            <text:p>TS-39</text:p>
          </table:table-cell>
          <table:table-cell office:value-type="string">
            <text:p>Revenue</text:p>
          </table:table-cell>
          <table:table-cell office:value-type="string">
            <text:p>Verifying the Fee balance of the Student </text:p>
          </table:table-cell>
          <table:table-cell table:number-columns-repeated="1020"/>
        </table:table-row>
        <table:table-row table:style-name="ro3">
          <table:table-cell office:value-type="string">
            <text:p>RID-007</text:p>
          </table:table-cell>
          <table:table-cell table:style-name="ce35" office:value-type="string">
            <text:p>TS-40</text:p>
          </table:table-cell>
          <table:table-cell office:value-type="string">
            <text:p>Revenue</text:p>
          </table:table-cell>
          <table:table-cell office:value-type="string">
            <text:p>Verifying the Transport fee details.</text:p>
          </table:table-cell>
          <table:table-cell table:number-columns-repeated="1020"/>
        </table:table-row>
        <table:table-row table:style-name="ro3">
          <table:table-cell table:style-name="ce35" office:value-type="string">
            <text:p>RID-007</text:p>
          </table:table-cell>
          <table:table-cell table:style-name="ce35" office:value-type="string">
            <text:p>TS-41</text:p>
          </table:table-cell>
          <table:table-cell office:value-type="string">
            <text:p>Revenue</text:p>
          </table:table-cell>
          <table:table-cell office:value-type="string">
            <text:p>Verifying the Fee receipts.</text:p>
          </table:table-cell>
          <table:table-cell table:number-columns-repeated="1020"/>
        </table:table-row>
        <table:table-row table:style-name="ro3">
          <table:table-cell table:style-name="ce35" office:value-type="string">
            <text:p>RID-007</text:p>
          </table:table-cell>
          <table:table-cell office:value-type="string">
            <text:p>TS-42</text:p>
          </table:table-cell>
          <table:table-cell office:value-type="string">
            <text:p>Revenue</text:p>
          </table:table-cell>
          <table:table-cell office:value-type="string">
            <text:p>Verifying the Transport dropout and unassigned Transport.</text:p>
          </table:table-cell>
          <table:table-cell table:number-columns-repeated="1020"/>
        </table:table-row>
        <table:table-row table:style-name="ro3">
          <table:table-cell office:value-type="string">
            <text:p>RID-007</text:p>
          </table:table-cell>
          <table:table-cell office:value-type="string">
            <text:p>TS-43</text:p>
          </table:table-cell>
          <table:table-cell office:value-type="string">
            <text:p>Revenue</text:p>
          </table:table-cell>
          <table:table-cell office:value-type="string">
            <text:p>Verifying the Student fee details.</text:p>
          </table:table-cell>
          <table:table-cell table:number-columns-repeated="1020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ctional" table:style-name="ta7">
        <office:forms form:automatic-focus="false" form:apply-design-mode="false"/>
        <table:table-column table:style-name="co5" table:default-cell-style-name="ce53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59"/>
        <table:table-column table:style-name="co12" table:default-cell-style-name="ce59"/>
        <table:table-column table:style-name="co13" table:default-cell-style-name="ce53"/>
        <table:table-column table:style-name="co11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15" table:default-cell-style-name="ce53"/>
        <table:table-column table:style-name="co17" table:default-cell-style-name="ce53"/>
        <table:table-column table:style-name="co6" table:default-cell-style-name="ce53"/>
        <table:table-column table:style-name="co18" table:default-cell-style-name="ce53"/>
        <table:table-column table:style-name="co11" table:number-columns-repeated="241" table:default-cell-style-name="ce53"/>
        <table:table-column table:style-name="co11" table:number-columns-repeated="767" table:default-cell-style-name="Default"/>
        <table:table-row table:style-name="ro10">
          <table:table-cell table:style-name="ce32" table:number-columns-spanned="256" table:number-rows-spanned="1"/>
          <table:covered-table-cell table:number-columns-repeated="255" table:style-name="ce32"/>
          <table:table-cell table:style-name="ce32" table:number-columns-repeated="768"/>
        </table:table-row>
        <table:table-row table:style-name="ro11">
          <table:table-cell table:style-name="ce50" office:value-type="string" table:number-columns-spanned="256" table:number-rows-spanned="1">
            <text:p><text:s text:c="85"/>Testcase Template</text:p>
          </table:table-cell>
          <table:covered-table-cell table:number-columns-repeated="255" table:style-name="ce50"/>
          <table:table-cell table:style-name="ce50" table:number-columns-repeated="768"/>
        </table:table-row>
        <table:table-row table:style-name="ro13">
          <table:table-cell table:style-name="ce51" table:number-columns-spanned="256" table:number-rows-spanned="1"/>
          <table:covered-table-cell table:number-columns-repeated="255" table:style-name="ce51"/>
          <table:table-cell table:style-name="ce51" table:number-columns-repeated="768"/>
        </table:table-row>
        <table:table-row table:style-name="ro3">
          <table:table-cell table:style-name="ce52" office:value-type="string">
            <office:annotation draw:style-name="gr1" draw:text-style-name="P1" svg:width="4.543cm" svg:height="1.429cm" svg:x="3.388cm" svg:y="1.297cm" draw:caption-point-x="-0.541cm" draw:caption-point-y="0.326cm">
              <dc:date>2015-08-04T00:00:00</dc:date>
              <text:p text:style-name="P1"><text:span text:style-name="T1">Author:</text:span></text:p>
              <text:p text:style-name="P1"><text:span text:style-name="T2">PRG_VER_CLI_TC_001</text:span></text:p>
              <text:p text:style-name="P1"><text:span text:style-name="T2">NOTE:</text:span></text:p>
              <text:p text:style-name="P1"><text:span text:style-name="T2">1)PRG--&gt;ProjectName</text:span></text:p>
              <text:p text:style-name="P1"><text:span text:style-name="T2">2)VER--&gt;Version Number</text:span></text:p>
              <text:p text:style-name="P1"><text:span text:style-name="T2">3)CLI---&gt;Client</text:span></text:p>
              <text:p text:style-name="P1"><text:span text:style-name="T2">4)TC_ID---&gt;SerialID ex:TC_001</text:span></text:p>
            </office:annotation>
            <text:p>Testcase_ID</text:p>
          </table:table-cell>
          <table:table-cell table:style-name="ce52" office:value-type="string">
            <office:annotation draw:style-name="gr1" draw:text-style-name="P1" svg:width="4.542cm" svg:height="1.963cm" svg:x="5.045cm" svg:y="12.72cm" draw:caption-point-x="0.871cm" draw:caption-point-y="-11.097cm">
              <dc:date>2015-08-04T00:00:00</dc:date>
              <text:p text:style-name="P1"><text:span text:style-name="T4">Author:</text:span></text:p>
              <text:p text:style-name="P1"><text:span text:style-name="T5">(From Req Doc)</text:span></text:p>
              <text:p text:style-name="P1"><text:span text:style-name="T5">PRG_VER_CLI_REQ_ID</text:span></text:p>
              <text:p text:style-name="P1"><text:span text:style-name="T5">NOTE:</text:span></text:p>
              <text:p text:style-name="P1"><text:span text:style-name="T5">1)PRG--&gt;Project Code</text:span></text:p>
              <text:p text:style-name="P1"><text:span text:style-name="T5">2)VER--&gt;Version Number</text:span></text:p>
              <text:p text:style-name="P1"><text:span text:style-name="T5">3)CLI---&gt;Client</text:span></text:p>
              <text:p text:style-name="P1"><text:span text:style-name="T5">4)REQ_ID---&gt;Requirement ID from Requirement document</text:span></text:p>
            </office:annotation>
            <text:p><text:s/>Req_ID</text:p>
          </table:table-cell>
          <table:table-cell table:style-name="ce52" office:value-type="string">
            <office:annotation draw:style-name="gr1" draw:text-style-name="P1" svg:width="4.633cm" svg:height="1.429cm" svg:x="10.229cm" svg:y="1.297cm" draw:caption-point-x="0.45cm" draw:caption-point-y="0.326cm">
              <dc:date>2015-08-04T00:00:00</dc:date>
              <text:p text:style-name="P1"><text:span text:style-name="T4">Author:</text:span></text:p>
              <text:p text:style-name="P1"><text:span text:style-name="T5">PRG_VER_CLI_REQ_ID_ TS_ID</text:span></text:p>
              <text:p text:style-name="P1"><text:span text:style-name="T5">NOTE:</text:span></text:p>
              <text:p text:style-name="P1"><text:span text:style-name="T5">1)PRG--&gt;Project Code</text:span></text:p>
              <text:p text:style-name="P1"><text:span text:style-name="T5">2)VER--&gt;Version Number</text:span></text:p>
              <text:p text:style-name="P1"><text:span text:style-name="T5">3)CLI---&gt;Client</text:span></text:p>
              <text:p text:style-name="P1"><text:span text:style-name="T5">4)REQ_ID---&gt;Requirement ID follows from Previous Column ie:Req_ID</text:span></text:p>
              <text:p text:style-name="P1"><text:span text:style-name="T5">5) TS_ID---&gt;Ex:TS_01</text:span></text:p>
            </office:annotation>
            <text:p><text:s text:c="4"/>TestScenario_ID</text:p>
          </table:table-cell>
          <table:table-cell table:style-name="ce52" office:value-type="string">
            <office:annotation draw:style-name="gr1" draw:text-style-name="P1" svg:width="4.64cm" svg:height="1.963cm" svg:x="9.559cm" svg:y="12.72cm" draw:caption-point-x="21.087cm" draw:caption-point-y="-11.097cm">
              <dc:date>2015-08-04T00:00:00</dc:date>
              <text:p text:style-name="P1"><text:span text:style-name="T1">Author:</text:span></text:p>
              <text:p text:style-name="P1"><text:span text:style-name="T2">Short Sentence about the aspect of the system is being tested(Features Description)</text:span></text:p>
            </office:annotation>
            <text:p>Testcase Description</text:p>
          </table:table-cell>
          <table:table-cell table:style-name="ce52" office:value-type="string">
            <office:annotation draw:style-name="gr1" draw:text-style-name="P1" svg:width="4.641cm" svg:height="1.963cm" svg:x="11.82cm" svg:y="12.72cm" draw:caption-point-x="25.423cm" draw:caption-point-y="-11.097cm">
              <dc:date>2015-08-04T00:00:00</dc:date>
              <text:p text:style-name="P1"><text:span text:style-name="T1">Author:</text:span></text:p>
              <text:p text:style-name="P1"><text:span text:style-name="T1"/></text:p>
            </office:annotation>
            <text:p>Test Data</text:p>
          </table:table-cell>
          <table:table-cell table:style-name="ce57" office:value-type="string">
            <office:annotation draw:style-name="gr1" draw:text-style-name="P1" svg:width="4.641cm" svg:height="1.963cm" svg:x="14.082cm" svg:y="12.72cm" draw:caption-point-x="34.944cm" draw:caption-point-y="-11.097cm">
              <dc:date>2015-08-04T00:00:00</dc:date>
              <text:p text:style-name="P1"><text:span text:style-name="T1">Author:</text:span></text:p>
              <text:p text:style-name="P1"><text:span text:style-name="T2">Detailed description of Tescase</text:span></text:p>
            </office:annotation>
            <text:p>Step Description</text:p>
          </table:table-cell>
          <table:table-cell table:style-name="ce57" office:value-type="string">
            <office:annotation draw:style-name="gr1" draw:text-style-name="P1" svg:width="4.641cm" svg:height="1.963cm" svg:x="10.689cm" svg:y="12.72cm" draw:caption-point-x="56.61cm" draw:caption-point-y="-11.097cm">
              <dc:date>2015-08-04T00:00:00</dc:date>
              <text:p text:style-name="P1"><text:span text:style-name="T1">Author:</text:span></text:p>
              <text:p text:style-name="P1"><text:span text:style-name="T2">Expected Result of the Test Operation</text:span></text:p>
            </office:annotation>
            <text:p>Expected</text:p>
          </table:table-cell>
          <table:table-cell table:style-name="ce52" office:value-type="string">
            <text:p>Actual</text:p>
          </table:table-cell>
          <table:table-cell table:style-name="ce52" office:value-type="string">
            <text:p>Priorty</text:p>
          </table:table-cell>
          <table:table-cell table:style-name="ce52" office:value-type="string">
            <text:p>Pass/fail</text:p>
          </table:table-cell>
          <table:table-cell table:style-name="ce52" office:value-type="string">
            <text:p>Assigned to</text:p>
          </table:table-cell>
          <table:table-cell table:style-name="ce52" office:value-type="string">
            <text:p>Executed By</text:p>
          </table:table-cell>
          <table:table-cell table:style-name="ce52" office:value-type="string">
            <text:p>Bug status</text:p>
          </table:table-cell>
          <table:table-cell table:style-name="ce52" office:value-type="string">
            <text:p>Bug ID</text:p>
          </table:table-cell>
          <table:table-cell table:style-name="ce52" office:value-type="string">
            <text:p>Bug severity</text:p>
          </table:table-cell>
          <table:table-cell table:style-name="ce52" office:value-type="string">
            <text:p>Comments</text:p>
          </table:table-cell>
          <table:table-cell table:style-name="ce52" table:number-columns-repeated="1008"/>
        </table:table-row>
        <table:table-row table:style-name="ro3">
          <table:table-cell/>
          <table:table-cell office:value-type="string">
            <text:p>RID-001</text:p>
          </table:table-cell>
          <table:table-cell office:value-type="string">
            <text:p>TS-01</text:p>
          </table:table-cell>
          <table:table-cell office:value-type="string">
            <text:p>Validating the Home Page of Application Module.</text:p>
          </table:table-cell>
          <table:table-cell table:style-name="ce32" office:value-type="string">
            <text:p><text:a xlink:href="http://192.168.1.177/sctsadmissions/index.php">http://192.168.1.177/sctsadmissions/index.php</text:a></text:p>
          </table:table-cell>
          <table:table-cell table:style-name="ce58" office:value-type="string">
            <text:p>Enter valid URL and click on search button in the browser.</text:p>
          </table:table-cell>
          <table:table-cell table:style-name="ce32" office:value-type="string">
            <text:p>Browser must enter into the <text:s/>Application Module home page.</text:p>
          </table:table-cell>
          <table:table-cell table:style-name="ce32"/>
          <table:table-cell table:number-columns-repeated="1016"/>
        </table:table-row>
        <table:table-row table:style-name="ro3">
          <table:table-cell table:number-columns-repeated="4"/>
          <table:table-cell table:style-name="ce55" office:value-type="string">
            <text:p><text:a xlink:href="http://192.168.1.177/sctsadmissions/index.php">http://192.168.1.177/sctsadmissions/index.php</text:a></text:p>
          </table:table-cell>
          <table:table-cell office:value-type="string">
            <text:p>Check all the <text:s/>fields in Application Module.</text:p>
          </table:table-cell>
          <table:table-cell office:value-type="string">
            <text:p>Browser must show all the fields in the Application module</text:p>
          </table:table-cell>
          <table:table-cell table:style-name="ce59"/>
          <table:table-cell table:number-columns-repeated="1016"/>
        </table:table-row>
        <table:table-row table:style-name="ro3">
          <table:table-cell table:number-columns-repeated="4"/>
          <table:table-cell table:style-name="ce55" office:value-type="string">
            <text:p><text:span text:style-name="T7"><text:a xlink:href="http://192.168.1.177/sctsadmissions/index.php">http://192.168.1.177/sctsadmissions/index.php</text:a></text:span></text:p>
          </table:table-cell>
          <table:table-cell office:value-type="string">
            <text:p>Click on the zonal accountant module to navigate inside.</text:p>
          </table:table-cell>
          <table:table-cell office:value-type="string">
            <text:p>Browser must navigate into the Application Module.</text:p>
          </table:table-cell>
          <table:table-cell table:style-name="ce59"/>
          <table:table-cell table:number-columns-repeated="1016"/>
        </table:table-row>
        <table:table-row table:style-name="ro8">
          <table:table-cell/>
          <table:table-cell office:value-type="string">
            <text:p>RID-002</text:p>
          </table:table-cell>
          <table:table-cell office:value-type="string">
            <text:p>TS-03</text:p>
          </table:table-cell>
          <table:table-cell table:style-name="ce54" office:value-type="string">
            <text:p>Validating the details of Zonal Accountant.</text:p>
          </table:table-cell>
          <table:table-cell table:style-name="ce32" office:value-type="string">
            <text:p>Rajeev</text:p>
          </table:table-cell>
          <table:table-cell table:style-name="ce60" office:value-type="string">
            <text:p>Check the name of Zonal Accountant by giving only characters.</text:p>
          </table:table-cell>
          <table:table-cell table:style-name="ce60" office:value-type="string">
            <text:p>Browser must Accept the details given.</text:p>
          </table:table-cell>
          <table:table-cell table:style-name="ce58"/>
          <table:table-cell table:number-columns-repeated="1016"/>
        </table:table-row>
        <table:table-row table:style-name="ro2">
          <table:table-cell table:number-columns-repeated="3"/>
          <table:table-cell table:style-name="ce54"/>
          <table:table-cell table:style-name="ce32"/>
          <table:table-cell table:style-name="ce60" table:number-columns-repeated="2"/>
          <table:table-cell table:style-name="ce58"/>
          <table:table-cell table:number-columns-repeated="1016"/>
        </table:table-row>
        <table:table-row table:style-name="ro2">
          <table:table-cell table:number-columns-repeated="7"/>
          <table:table-cell table:style-name="ce59"/>
          <table:table-cell table:number-columns-repeated="1016"/>
        </table:table-row>
        <table:table-row table:style-name="ro2">
          <table:table-cell table:number-columns-repeated="5"/>
          <table:table-cell table:style-name="ce61"/>
          <table:table-cell/>
          <table:table-cell table:style-name="ce59"/>
          <table:table-cell table:number-columns-repeated="1016"/>
        </table:table-row>
        <table:table-row table:style-name="ro2">
          <table:table-cell table:number-columns-repeated="7"/>
          <table:table-cell table:style-name="ce59"/>
          <table:table-cell table:number-columns-repeated="1016"/>
        </table:table-row>
        <table:table-row table:style-name="ro2">
          <table:table-cell table:number-columns-repeated="3"/>
          <table:table-cell table:style-name="ce54"/>
          <table:table-cell table:style-name="ce32"/>
          <table:table-cell table:style-name="ce58" table:number-columns-repeated="3"/>
          <table:table-cell table:number-columns-repeated="1016"/>
        </table:table-row>
        <table:table-row table:style-name="ro2">
          <table:table-cell table:number-columns-repeated="3"/>
          <table:table-cell table:style-name="ce54"/>
          <table:table-cell table:style-name="ce32"/>
          <table:table-cell table:style-name="ce60"/>
          <table:table-cell table:style-name="ce61"/>
          <table:table-cell table:style-name="ce59"/>
          <table:table-cell table:number-columns-repeated="1016"/>
        </table:table-row>
        <table:table-row table:style-name="ro2">
          <table:table-cell table:number-columns-repeated="4"/>
          <table:table-cell office:value-type="float" office:value="9993123456">
            <text:p>9993123456</text:p>
          </table:table-cell>
          <table:table-cell office:value-type="string">
            <text:p>Enter the Zonal Accountant phone number.</text:p>
          </table:table-cell>
          <table:table-cell table:style-name="ce61" office:value-type="string">
            <text:p>Browser should <text:s/>show the results.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61" table:number-columns-repeated="2"/>
          <table:table-cell table:number-columns-repeated="1017"/>
        </table:table-row>
        <table:table-row table:style-name="ro2" table:number-rows-repeated="4">
          <table:table-cell table:number-columns-repeated="6"/>
          <table:table-cell table:style-name="ce61"/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<text:a xlink:href="mailto:rajeevvarna@gmail.com">rajeevvarna@gmail.com</text:a></text:p>
          </table:table-cell>
          <table:table-cell office:value-type="string">
            <text:p>Enter the Emailid with Characters.</text:p>
          </table:table-cell>
          <table:table-cell office:value-type="string">
            <text:p>Browser must accept the given details.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rajeevvarna12314@gmail.com</text:p>
          </table:table-cell>
          <table:table-cell table:style-name="ce61" office:value-type="string">
            <text:p>Enter the Emailid with Characters and Numbers.</text:p>
          </table:table-cell>
          <table:table-cell table:style-name="ce61" office:value-type="string">
            <text:p>Browser must accept the given details.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1"/>
          <table:table-cell table:number-columns-repeated="1018"/>
        </table:table-row>
        <table:table-row table:style-name="ro2" table:number-rows-repeated="2">
          <table:table-cell table:number-columns-repeated="6"/>
          <table:table-cell table:style-name="ce61"/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Hyderabad</text:p>
          </table:table-cell>
          <table:table-cell office:value-type="string">
            <text:p>Enter the Zone in characters.</text:p>
          </table:table-cell>
          <table:table-cell table:style-name="ce61" office:value-type="string">
            <text:p>Browser must Accept the details given.</text:p>
          </table:table-cell>
          <table:table-cell table:number-columns-repeated="1017"/>
        </table:table-row>
        <table:table-row table:style-name="ro2" table:number-rows-repeated="2">
          <table:table-cell table:number-columns-repeated="5"/>
          <table:table-cell table:style-name="ce61" table:number-columns-repeated="2"/>
          <table:table-cell table:number-columns-repeated="1017"/>
        </table:table-row>
        <table:table-row table:style-name="ro2">
          <table:table-cell table:number-columns-repeated="6"/>
          <table:table-cell table:style-name="ce61"/>
          <table:table-cell table:number-columns-repeated="1017"/>
        </table:table-row>
        <table:table-row table:style-name="ro2">
          <table:table-cell table:number-columns-repeated="5"/>
          <table:table-cell table:style-name="ce61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Hyd_1214</text:p>
          </table:table-cell>
          <table:table-cell office:value-type="string">
            <text:p>Enter the Zonal code including characters,numeric and Special characters.</text:p>
          </table:table-cell>
          <table:table-cell office:value-type="string">
            <text:p>Browser should show the results to the given data.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ce61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61"/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tno-1 Endno-20</text:p>
          </table:table-cell>
          <table:table-cell office:value-type="string">
            <text:p>Enter the start number and end number and check the navigation</text:p>
          </table:table-cell>
          <table:table-cell office:value-type="string">
            <text:p>Browser should show the number of applications..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1" table:number-columns-repeated="2"/>
          <table:table-cell table:number-columns-repeated="1017"/>
        </table:table-row>
        <table:table-row table:style-name="ro2" table:number-rows-repeated="3">
          <table:table-cell table:number-columns-repeated="6"/>
          <table:table-cell table:style-name="ce61"/>
          <table:table-cell table:number-columns-repeated="1017"/>
        </table:table-row>
        <table:table-row table:style-name="ro2">
          <table:table-cell table:number-columns-repeated="4"/>
          <table:table-cell table:style-name="ce56" office:value-type="date" office:date-value="2014-09-12">
            <text:p>12/09/14</text:p>
          </table:table-cell>
          <table:table-cell office:value-type="string">
            <text:p>Enter the valid date and time format.</text:p>
          </table:table-cell>
          <table:table-cell office:value-type="string">
            <text:p>Browser should <text:s/>show the results.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56"/>
          <table:table-cell table:style-name="ce61" table:number-columns-repeated="2"/>
          <table:table-cell table:number-columns-repeated="1017"/>
        </table:table-row>
        <table:table-row table:style-name="ro2">
          <table:table-cell table:number-columns-repeated="6"/>
          <table:table-cell table:style-name="ce61"/>
          <table:table-cell table:number-columns-repeated="1017"/>
        </table:table-row>
        <table:table-row table:style-name="ro2">
          <table:table-cell/>
          <table:table-cell office:value-type="string">
            <text:p>RID-003</text:p>
          </table:table-cell>
          <table:table-cell office:value-type="string">
            <text:p>TS-11</text:p>
          </table:table-cell>
          <table:table-cell office:value-type="string">
            <text:p>Validating the navigation of Delete button.</text:p>
          </table:table-cell>
          <table:table-cell table:style-name="ce55" office:value-type="string">
            <text:p>Delete</text:p>
          </table:table-cell>
          <table:table-cell office:value-type="string">
            <text:p>Click on delete button by selecting few fields.</text:p>
          </table:table-cell>
          <table:table-cell office:value-type="string">
            <text:p>Browser must clear the selected fields.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55"/>
          <table:table-cell table:number-columns-repeated="1019"/>
        </table:table-row>
        <table:table-row table:style-name="ro2">
          <table:table-cell/>
          <table:table-cell office:value-type="string">
            <text:p>RID-003</text:p>
          </table:table-cell>
          <table:table-cell office:value-type="string">
            <text:p>TS-06</text:p>
          </table:table-cell>
          <table:table-cell table:style-name="ce55" office:value-type="string">
            <text:p>Validating the navigation of Search button.</text:p>
          </table:table-cell>
          <table:table-cell table:style-name="ce55" office:value-type="string">
            <text:p>Search</text:p>
          </table:table-cell>
          <table:table-cell office:value-type="string">
            <text:p>Click on search button by selecting few fields.</text:p>
          </table:table-cell>
          <table:table-cell office:value-type="string">
            <text:p>Browser should show the details of the selected fields.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1"/>
          <table:table-cell table:number-columns-repeated="1017"/>
        </table:table-row>
        <table:table-row table:style-name="ro2">
          <table:table-cell/>
          <table:table-cell office:value-type="string">
            <text:p>RID-004</text:p>
          </table:table-cell>
          <table:table-cell office:value-type="string">
            <text:p>TS-12</text:p>
          </table:table-cell>
          <table:table-cell office:value-type="string">
            <text:p>Validating the details of the PRO Module.</text:p>
          </table:table-cell>
          <table:table-cell office:value-type="string">
            <text:p>Sravan</text:p>
          </table:table-cell>
          <table:table-cell office:value-type="string">
            <text:p>Enter the valid pro deatils</text:p>
          </table:table-cell>
          <table:table-cell office:value-type="string">
            <text:p>Browser must show the details of the pro.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ce61"/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@##%$</text:p>
          </table:table-cell>
          <table:table-cell office:value-type="string">
            <text:p>Enter Special <text:s/>characters into input fields</text:p>
          </table:table-cell>
          <table:table-cell table:style-name="ce61" office:value-type="string">
            <text:p>Browser must not <text:s/>Accept the details given.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123435#$%@</text:p>
          </table:table-cell>
          <table:table-cell office:value-type="string">
            <text:p>Enter the numeric and special characters..</text:p>
          </table:table-cell>
          <table:table-cell office:value-type="string">
            <text:p>Browser must not <text:s/>Accept the details given.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9988907908">
            <text:p>9988907908</text:p>
          </table:table-cell>
          <table:table-cell office:value-type="string">
            <text:p>Enter the valid phone number into input field.</text:p>
          </table:table-cell>
          <table:table-cell office:value-type="string">
            <text:p>Browser must navigate into pro details.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@#%##%&amp;</text:p>
          </table:table-cell>
          <table:table-cell office:value-type="string">
            <text:p>Enter the Special characters <text:s/>into the given fields.</text:p>
          </table:table-cell>
          <table:table-cell office:value-type="string">
            <text:p>Browser should not show the pro details.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99989785etrety</text:p>
          </table:table-cell>
          <table:table-cell office:value-type="string">
            <text:p>Enter numerics &amp; characters into input fields</text:p>
          </table:table-cell>
          <table:table-cell table:style-name="ce61" office:value-type="string">
            <text:p>Browser should not show the pro details.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nine nine four four six six six six six</text:p>
          </table:table-cell>
          <table:table-cell office:value-type="string">
            <text:p>Enter the phone number in the Characters</text:p>
          </table:table-cell>
          <table:table-cell table:style-name="ce61" office:value-type="string">
            <text:p>Browser should not show the pro details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<text:a xlink:href="mailto:rajeev4365@gmail.com">rajeev4365@gmail.com</text:a></text:p>
          </table:table-cell>
          <table:table-cell office:value-type="string">
            <text:p>Enter the valid emailid of the Pro.</text:p>
          </table:table-cell>
          <table:table-cell table:style-name="ce61" office:value-type="string">
            <text:p>Browser must navigate into pro details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<text:a xlink:href="mailto:112133@gmail.com">112133@gmail.com</text:a></text:p>
          </table:table-cell>
          <table:table-cell office:value-type="string">
            <text:p>Enter the invalid emailid of the Pro.</text:p>
          </table:table-cell>
          <table:table-cell table:style-name="ce61" office:value-type="string">
            <text:p>Browser should not show the pro details.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@@@@$Y%$</text:p>
          </table:table-cell>
          <table:table-cell office:value-type="string">
            <text:p>Enter the Special characters <text:s/>into the given fields.</text:p>
          </table:table-cell>
          <table:table-cell table:style-name="ce61" office:value-type="string">
            <text:p>Browser should not show the pro details.</text:p>
          </table:table-cell>
          <table:table-cell table:number-columns-repeated="1017"/>
        </table:table-row>
        <table:table-row table:style-name="ro7" table:number-rows-repeated="104851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Negative" table:style-name="ta8">
        <office:forms form:automatic-focus="false" form:apply-design-mode="false"/>
        <table:table-column table:style-name="co19" table:default-cell-style-name="ce63"/>
        <table:table-column table:style-name="co20" table:default-cell-style-name="ce64"/>
        <table:table-column table:style-name="co21" table:default-cell-style-name="ce63"/>
        <table:table-column table:style-name="co22" table:default-cell-style-name="ce63"/>
        <table:table-column table:style-name="co23" table:default-cell-style-name="ce63"/>
        <table:table-column table:style-name="co24" table:default-cell-style-name="ce63"/>
        <table:table-column table:style-name="co25" table:default-cell-style-name="ce63"/>
        <table:table-column table:style-name="co29" table:default-cell-style-name="ce63"/>
        <table:table-column table:style-name="co17" table:default-cell-style-name="ce63"/>
        <table:table-column table:style-name="co20" table:default-cell-style-name="ce64"/>
        <table:table-column table:style-name="co6" table:default-cell-style-name="ce63"/>
        <table:table-column table:style-name="co30" table:default-cell-style-name="ce63"/>
        <table:table-column table:style-name="co20" table:number-columns-repeated="245" table:default-cell-style-name="ce64"/>
        <table:table-column table:style-name="co20" table:number-columns-repeated="767" table:default-cell-style-name="Default"/>
        <table:table-row table:style-name="ro8">
          <table:table-cell table:style-name="ce62" office:value-type="string">
            <office:annotation draw:style-name="gr1" draw:text-style-name="P1" svg:width="4.498cm" svg:height="1.964cm" svg:x="2.786cm" svg:y="0.053cm" draw:caption-point-x="0.696cm" draw:caption-point-y="-0.043cm">
              <dc:date>2015-08-04T00:00:00</dc:date>
              <text:p text:style-name="P1"><text:span text:style-name="T1">Author:</text:span></text:p>
              <text:p text:style-name="P1"><text:span text:style-name="T2">PRG_VER_CLI_TC_001</text:span></text:p>
              <text:p text:style-name="P1"><text:span text:style-name="T2">NOTE:</text:span></text:p>
              <text:p text:style-name="P1"><text:span text:style-name="T2">1)PRG--&gt;ProjectName</text:span></text:p>
              <text:p text:style-name="P1"><text:span text:style-name="T2">2)VER--&gt;Version Number</text:span></text:p>
              <text:p text:style-name="P1"><text:span text:style-name="T2">3)CLI---&gt;Client</text:span></text:p>
              <text:p text:style-name="P1"><text:span text:style-name="T2">4)TC_ID---&gt;SerialID ex:TC_001</text:span></text:p>
            </office:annotation>
            <text:p>Testcase_ID</text:p>
          </table:table-cell>
          <table:table-cell table:style-name="ce62" office:value-type="string">
            <office:annotation draw:style-name="gr1" draw:text-style-name="P1" svg:width="4.529cm" svg:height="1.964cm" svg:x="5.016cm" svg:y="0.053cm" draw:caption-point-x="0.681cm" draw:caption-point-y="-0.043cm">
              <dc:date>2015-08-04T00:00:00</dc:date>
              <text:p text:style-name="P1"><text:span text:style-name="T4">Author:</text:span></text:p>
              <text:p text:style-name="P1"><text:span text:style-name="T5">(From Req Doc)</text:span></text:p>
              <text:p text:style-name="P1"><text:span text:style-name="T5">PRG_VER_CLI_REQ_ID</text:span></text:p>
              <text:p text:style-name="P1"><text:span text:style-name="T5">NOTE:</text:span></text:p>
              <text:p text:style-name="P1"><text:span text:style-name="T5">1)PRG--&gt;Project Code</text:span></text:p>
              <text:p text:style-name="P1"><text:span text:style-name="T5">2)VER--&gt;Version Number</text:span></text:p>
              <text:p text:style-name="P1"><text:span text:style-name="T5">3)CLI---&gt;Client</text:span></text:p>
              <text:p text:style-name="P1"><text:span text:style-name="T5">4)REQ_ID---&gt;Requirement ID from Requirement document</text:span></text:p>
            </office:annotation>
            <text:p><text:s/>Req_ID</text:p>
          </table:table-cell>
          <table:table-cell table:style-name="ce62" office:value-type="string">
            <office:annotation draw:style-name="gr1" draw:text-style-name="P1" svg:width="4.642cm" svg:height="1.964cm" svg:x="7.258cm" svg:y="0.053cm" draw:caption-point-x="2.849cm" draw:caption-point-y="-0.043cm">
              <dc:date>2015-08-04T00:00:00</dc:date>
              <text:p text:style-name="P1"><text:span text:style-name="T4">Author:</text:span></text:p>
              <text:p text:style-name="P1"><text:span text:style-name="T5">PRG_VER_CLI_REQ_ID_ TS_ID</text:span></text:p>
              <text:p text:style-name="P1"><text:span text:style-name="T5">NOTE:</text:span></text:p>
              <text:p text:style-name="P1"><text:span text:style-name="T5">1)PRG--&gt;Project Code</text:span></text:p>
              <text:p text:style-name="P1"><text:span text:style-name="T5">2)VER--&gt;Version Number</text:span></text:p>
              <text:p text:style-name="P1"><text:span text:style-name="T5">3)CLI---&gt;Client</text:span></text:p>
              <text:p text:style-name="P1"><text:span text:style-name="T5">4)REQ_ID---&gt;Requirement ID follows from Previous Column ie:Req_ID</text:span></text:p>
              <text:p text:style-name="P1"><text:span text:style-name="T5">5) TS_ID---&gt;Ex:TS_01</text:span></text:p>
            </office:annotation>
            <text:p><text:s text:c="4"/>TestScenario_ID</text:p>
          </table:table-cell>
          <table:table-cell table:style-name="ce62" office:value-type="string">
            <office:annotation draw:style-name="gr1" draw:text-style-name="P1" svg:width="4.652cm" svg:height="1.964cm" svg:x="9.519cm" svg:y="0.053cm" draw:caption-point-x="22.319cm" draw:caption-point-y="-0.043cm">
              <dc:date>2015-08-04T00:00:00</dc:date>
              <text:p text:style-name="P1"><text:span text:style-name="T1">Author:</text:span></text:p>
              <text:p text:style-name="P1"><text:span text:style-name="T2">Short Sentence about the aspect of the system is being tested(Features Description)</text:span></text:p>
            </office:annotation>
            <text:p>Testcase Description</text:p>
          </table:table-cell>
          <table:table-cell table:style-name="ce62" office:value-type="string">
            <office:annotation draw:style-name="gr1" draw:text-style-name="P1" svg:width="4.648cm" svg:height="1.964cm" svg:x="11.773cm" svg:y="0.053cm" draw:caption-point-x="28.814cm" draw:caption-point-y="-0.043cm">
              <dc:date>2015-08-04T00:00:00</dc:date>
              <text:p text:style-name="P1"><text:span text:style-name="T1">Author:</text:span></text:p>
              <text:p text:style-name="P1"><text:span text:style-name="T1"/></text:p>
            </office:annotation>
            <text:p>Test Data</text:p>
          </table:table-cell>
          <table:table-cell table:style-name="ce62" office:value-type="string">
            <office:annotation draw:style-name="gr1" draw:text-style-name="P1" svg:width="4.626cm" svg:height="1.964cm" svg:x="14.044cm" svg:y="0.053cm" draw:caption-point-x="35.433cm" draw:caption-point-y="-0.043cm">
              <dc:date>2015-08-04T00:00:00</dc:date>
              <text:p text:style-name="P1"><text:span text:style-name="T1">Author:</text:span></text:p>
              <text:p text:style-name="P1"><text:span text:style-name="T2">Detailed description of Tescase</text:span></text:p>
            </office:annotation>
            <text:p>Step Description</text:p>
          </table:table-cell>
          <table:table-cell table:style-name="ce62" office:value-type="string">
            <office:annotation draw:style-name="gr1" draw:text-style-name="P1" svg:width="4.648cm" svg:height="1.964cm" svg:x="16.293cm" svg:y="0.053cm" draw:caption-point-x="48.036cm" draw:caption-point-y="-0.043cm">
              <dc:date>2015-08-04T00:00:00</dc:date>
              <text:p text:style-name="P1"><text:span text:style-name="T1">Author:</text:span></text:p>
              <text:p text:style-name="P1"><text:span text:style-name="T2">Expected Result of the Test Operation</text:span></text:p>
            </office:annotation>
            <text:p>Expected</text:p>
          </table:table-cell>
          <table:table-cell table:style-name="ce62" office:value-type="string">
            <text:p>Actual</text:p>
          </table:table-cell>
          <table:table-cell table:style-name="ce62" office:value-type="string">
            <text:p>Priorty</text:p>
          </table:table-cell>
          <table:table-cell table:style-name="ce62" office:value-type="string">
            <text:p>Pass/fail</text:p>
          </table:table-cell>
          <table:table-cell table:style-name="ce62" office:value-type="string">
            <text:p>Assigned to</text:p>
          </table:table-cell>
          <table:table-cell table:style-name="ce62" office:value-type="string">
            <text:p>Executed By</text:p>
          </table:table-cell>
          <table:table-cell table:style-name="ce62" office:value-type="string">
            <text:p>Bug status</text:p>
          </table:table-cell>
          <table:table-cell table:style-name="ce62" office:value-type="string">
            <text:p>Bug ID</text:p>
          </table:table-cell>
          <table:table-cell table:style-name="ce62" office:value-type="string">
            <text:p>Bug severity</text:p>
          </table:table-cell>
          <table:table-cell table:style-name="ce62" office:value-type="string">
            <text:p>Comments</text:p>
          </table:table-cell>
          <table:table-cell table:style-name="ce67" table:number-columns-repeated="1008"/>
        </table:table-row>
        <table:table-row table:style-name="ro2">
          <table:table-cell table:number-columns-repeated="4"/>
          <table:table-cell office:value-type="string">
            <text:p>Rajeev2839</text:p>
          </table:table-cell>
          <table:table-cell table:style-name="ce65" office:value-type="string">
            <text:p>Check the name of Zonal Accountant by including characters and numbers</text:p>
          </table:table-cell>
          <table:table-cell table:style-name="ce65" office:value-type="string">
            <text:p>Browser must Accept the details given.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34567">
            <text:p>1234567</text:p>
          </table:table-cell>
          <table:table-cell office:value-type="string">
            <text:p>Check the name of Zonal Accountant by giving numbers.</text:p>
          </table:table-cell>
          <table:table-cell table:style-name="ce65" office:value-type="string">
            <text:p>Browser must not Accept the given details.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@#$%^&amp;</text:p>
          </table:table-cell>
          <table:table-cell table:style-name="ce65" office:value-type="string">
            <text:p>Check the name of Zonal Accountant by giving special characters.</text:p>
          </table:table-cell>
          <table:table-cell table:style-name="ce65" office:value-type="string">
            <text:p>Browser must not Accept the given details.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65" office:value-type="string">
            <text:p>123435@#$%</text:p>
          </table:table-cell>
          <table:table-cell office:value-type="string">
            <text:p>Check the name of Zonal Accountant by giving numbers and Special characters.</text:p>
          </table:table-cell>
          <table:table-cell table:style-name="ce65" office:value-type="string">
            <text:p>Browser must not <text:s/>Accept the details given.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Rajeev12@#$</text:p>
          </table:table-cell>
          <table:table-cell office:value-type="string">
            <text:p>Check the name of Zonal Accountant by giving numbers,Characters and Special characters.</text:p>
          </table:table-cell>
          <table:table-cell table:style-name="ce65" office:value-type="string">
            <text:p>Browser must not <text:s/>Accept the details given.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65" office:value-type="string">
            <text:p>Rajeev@#$%</text:p>
          </table:table-cell>
          <table:table-cell office:value-type="string">
            <text:p>Check the name of Zonal Accountant by giving numbers,Characters and Special characters.</text:p>
          </table:table-cell>
          <table:table-cell table:style-name="ce65" office:value-type="string">
            <text:p>Browser must not <text:s/>Accept the details given.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fethbthtd</text:p>
          </table:table-cell>
          <table:table-cell table:style-name="ce65" office:value-type="string">
            <text:p>Enter the character details while giving number</text:p>
          </table:table-cell>
          <table:table-cell table:style-name="ce65" office:value-type="string">
            <text:p>Browser should not show the any results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65" office:value-type="string">
            <text:p>9999896555srtkuy</text:p>
          </table:table-cell>
          <table:table-cell table:style-name="ce65" office:value-type="string">
            <text:p>Enter the numbers and characters </text:p>
          </table:table-cell>
          <table:table-cell table:style-name="ce65" office:value-type="string">
            <text:p>Browser should not show the any results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65" office:value-type="string">
            <text:p>9999896555@#$</text:p>
          </table:table-cell>
          <table:table-cell office:value-type="string">
            <text:p>Enter the numbers,characters and Special characters </text:p>
          </table:table-cell>
          <table:table-cell table:style-name="ce65" office:value-type="string">
            <text:p>Browser should not show the any results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qwewer@#$</text:p>
          </table:table-cell>
          <table:table-cell office:value-type="string">
            <text:p>Enter the characters and Special characters </text:p>
          </table:table-cell>
          <table:table-cell office:value-type="string">
            <text:p>Browser should not show the any results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24146">
            <text:p>24146</text:p>
          </table:table-cell>
          <table:table-cell table:style-name="ce65" office:value-type="string">
            <text:p>Enter invalid <text:s/>phone number.</text:p>
          </table:table-cell>
          <table:table-cell office:value-type="string">
            <text:p>Browser should not show the any results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_____-----</text:p>
          </table:table-cell>
          <table:table-cell office:value-type="string">
            <text:p>Enter invalid <text:s/>characters and data.</text:p>
          </table:table-cell>
          <table:table-cell office:value-type="string">
            <text:p>Browser should not show the any results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65" office:value-type="string">
            <text:p><text:span text:style-name="T7"><text:a xlink:href="mailto:Rajeev#%23$@gmail.com">Rajeev##$@gmail.com</text:a></text:span></text:p>
          </table:table-cell>
          <table:table-cell table:style-name="ce65" office:value-type="string">
            <text:p>Enter the Emailid with Special Characters.</text:p>
          </table:table-cell>
          <table:table-cell office:value-type="string">
            <text:p>Browser must not Accept the given details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<text:a xlink:href="mailto:123435#$%25@gmail.com">123435#$%@gmail.com</text:a></text:p>
          </table:table-cell>
          <table:table-cell office:value-type="string">
            <text:p>Enter the details with numbers and Special characters.</text:p>
          </table:table-cell>
          <table:table-cell office:value-type="string">
            <text:p>Browser must not Accept the given details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<text:a xlink:href="mailto:123435@gmail">123435@gmail</text:a>.com</text:p>
          </table:table-cell>
          <table:table-cell office:value-type="string">
            <text:p>Enter the Emailid with only Numeric data.</text:p>
          </table:table-cell>
          <table:table-cell office:value-type="string">
            <text:p>Browser must not Accept the given details.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Hyderabad1235</text:p>
          </table:table-cell>
          <table:table-cell office:value-type="string">
            <text:p>Enter the Zone in characters &amp; numerics.</text:p>
          </table:table-cell>
          <table:table-cell office:value-type="string">
            <text:p>Browser must <text:s/>not Accept the details given.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65" office:value-type="float" office:value="21314345">
            <text:p>21314345</text:p>
          </table:table-cell>
          <table:table-cell office:value-type="string">
            <text:p>Enter the Zone in numeric form.</text:p>
          </table:table-cell>
          <table:table-cell office:value-type="string">
            <text:p>Browser should not accept the given details.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21214332@@#@$</text:p>
          </table:table-cell>
          <table:table-cell office:value-type="string">
            <text:p>Enter the Zone in numeric and Special Characters.</text:p>
          </table:table-cell>
          <table:table-cell table:style-name="ce65" office:value-type="string">
            <text:p>Browser should not accept the given details.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@#$%^&amp;</text:p>
          </table:table-cell>
          <table:table-cell office:value-type="string">
            <text:p>Enter the Zone in only Special Characters.</text:p>
          </table:table-cell>
          <table:table-cell office:value-type="string">
            <text:p>Browser should not accept the given details.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65" office:value-type="string">
            <text:p>Hydewrrer</text:p>
          </table:table-cell>
          <table:table-cell office:value-type="string">
            <text:p>Enter the Zonal code including characters.</text:p>
          </table:table-cell>
          <table:table-cell office:value-type="string">
            <text:p>Browser should not show any results.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@@#^%#</text:p>
          </table:table-cell>
          <table:table-cell office:value-type="string">
            <text:p>Enter the Zonal code with Special characters.</text:p>
          </table:table-cell>
          <table:table-cell office:value-type="string">
            <text:p>Browser should not show any results.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1212345">
            <text:p>121212345</text:p>
          </table:table-cell>
          <table:table-cell office:value-type="string">
            <text:p>Enter the Zonal code with numeric data.</text:p>
          </table:table-cell>
          <table:table-cell office:value-type="string">
            <text:p>Browser should not show any results.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12`312@$#%$</text:p>
          </table:table-cell>
          <table:table-cell office:value-type="string">
            <text:p>Enter the Zonal code with numeric data and Special Characters</text:p>
          </table:table-cell>
          <table:table-cell table:style-name="ce65" office:value-type="string">
            <text:p>Browser should not show any results.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65" office:value-type="string">
            <text:p>HYD11233</text:p>
          </table:table-cell>
          <table:table-cell office:value-type="string">
            <text:p>Enter the Zonal code with Characters and numeric data.</text:p>
          </table:table-cell>
          <table:table-cell table:style-name="ce65" office:value-type="string">
            <text:p>Browser should not show any results.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tno-20 Endno-20</text:p>
          </table:table-cell>
          <table:table-cell office:value-type="string">
            <text:p>Enter the same start number and end number and check the navigation</text:p>
          </table:table-cell>
          <table:table-cell table:style-name="ce65" office:value-type="string">
            <text:p>Browser should not navigate into <text:s/>applications..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65" office:value-type="string">
            <text:p>Stno-20 Endno-1</text:p>
          </table:table-cell>
          <table:table-cell office:value-type="string">
            <text:p>Enter the Start number and end number viceversa order and check the application </text:p>
          </table:table-cell>
          <table:table-cell table:style-name="ce65" office:value-type="string">
            <text:p>Browser should not navigate into <text:s/>applications..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tno-A Endno-B</text:p>
          </table:table-cell>
          <table:table-cell office:value-type="string">
            <text:p>Enter the characters in the start and end number.</text:p>
          </table:table-cell>
          <table:table-cell table:style-name="ce65" office:value-type="string">
            <text:p>Browser should not navigate into <text:s/>applications..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## <text:s text:c="2"/>654</text:p>
          </table:table-cell>
          <table:table-cell office:value-type="string">
            <text:p>Enter the Special characters and numbers into the fields.</text:p>
          </table:table-cell>
          <table:table-cell table:style-name="ce65" office:value-type="string">
            <text:p>Browser should not navigate into <text:s/>applications..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66" office:value-type="date" office:date-value="2019-09-12">
            <text:p>12/09/19</text:p>
          </table:table-cell>
          <table:table-cell office:value-type="string">
            <text:p>Enter the invalid date and time format..</text:p>
          </table:table-cell>
          <table:table-cell office:value-type="string">
            <text:p>Browser should not <text:s/>show the results.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>
            <text:p>Enter the empty details and check the navigation.</text:p>
          </table:table-cell>
          <table:table-cell table:style-name="ce65" office:value-type="string">
            <text:p>Browser should not <text:s/>navigate and show user friendlyness.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65" office:value-type="string">
            <text:p>Delete</text:p>
          </table:table-cell>
          <table:table-cell office:value-type="string">
            <text:p>Click on delete button without selecting the fields.</text:p>
          </table:table-cell>
          <table:table-cell table:style-name="ce65" office:value-type="string">
            <text:p>Browser should not do any changes in the webpage.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65" office:value-type="string">
            <text:p>Search</text:p>
          </table:table-cell>
          <table:table-cell office:value-type="string">
            <text:p>Click on search button without selecting any field.</text:p>
          </table:table-cell>
          <table:table-cell table:style-name="ce65" office:value-type="string">
            <text:p>Browser should be remain in the same page.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43245">
            <text:p>1243245</text:p>
          </table:table-cell>
          <table:table-cell office:value-type="string">
            <text:p>Enter the numeric data in the field.</text:p>
          </table:table-cell>
          <table:table-cell office:value-type="string">
            <text:p>Browser must not <text:s/>Accept the details given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<text:a xlink:href="mailto:Sravan@134">Sravan@134</text:a></text:p>
          </table:table-cell>
          <table:table-cell office:value-type="string">
            <text:p>Enter the character included numeric and special characters. </text:p>
          </table:table-cell>
          <table:table-cell table:style-name="ce65" office:value-type="string">
            <text:p>Browser must not <text:s/>Accept the details given.</text:p>
          </table:table-cell>
          <table:table-cell table:number-columns-repeated="1017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ternative" table:style-name="ta4">
        <office:forms form:automatic-focus="false" form:apply-design-mode="false"/>
        <table:table-column table:style-name="co26" table:number-columns-repeated="257" table:default-cell-style-name="ce34"/>
        <table:table-column table:style-name="co26" table:number-columns-repeated="767" table:default-cell-style-name="Default"/>
        <table:table-row table:style-name="ro8">
          <table:table-cell table:style-name="ce30" office:value-type="string">
            <office:annotation draw:style-name="gr1" draw:text-style-name="P1" svg:width="4.499cm" svg:height="1.803cm" svg:x="3.319cm" svg:y="0.053cm" draw:caption-point-x="0.697cm" draw:caption-point-y="-0.043cm">
              <dc:date>2015-08-04T00:00:00</dc:date>
              <text:p text:style-name="P1"><text:span text:style-name="T1">Author:</text:span></text:p>
              <text:p text:style-name="P1"><text:span text:style-name="T2">PRG_VER_CLI_TC_001</text:span></text:p>
              <text:p text:style-name="P1"><text:span text:style-name="T2">NOTE:</text:span></text:p>
              <text:p text:style-name="P1"><text:span text:style-name="T2">1)PRG--&gt;ProjectName</text:span></text:p>
              <text:p text:style-name="P1"><text:span text:style-name="T2">2)VER--&gt;Version Number</text:span></text:p>
              <text:p text:style-name="P1"><text:span text:style-name="T2">3)CLI---&gt;Client</text:span></text:p>
              <text:p text:style-name="P1"><text:span text:style-name="T2">4)TC_ID---&gt;SerialID ex:TC_001</text:span></text:p>
            </office:annotation>
            <text:p>Testcase_ID</text:p>
          </table:table-cell>
          <table:table-cell table:style-name="ce30" office:value-type="string">
            <office:annotation draw:style-name="gr1" draw:text-style-name="P1" svg:width="4.53cm" svg:height="1.803cm" svg:x="7.362cm" svg:y="0.053cm" draw:caption-point-x="0.681cm" draw:caption-point-y="-0.043cm">
              <dc:date>2015-08-04T00:00:00</dc:date>
              <text:p text:style-name="P1"><text:span text:style-name="T4">Author:</text:span></text:p>
              <text:p text:style-name="P1"><text:span text:style-name="T5">(From Req Doc)</text:span></text:p>
              <text:p text:style-name="P1"><text:span text:style-name="T5">PRG_VER_CLI_REQ_ID</text:span></text:p>
              <text:p text:style-name="P1"><text:span text:style-name="T5">NOTE:</text:span></text:p>
              <text:p text:style-name="P1"><text:span text:style-name="T5">1)PRG--&gt;Project Code</text:span></text:p>
              <text:p text:style-name="P1"><text:span text:style-name="T5">2)VER--&gt;Version Number</text:span></text:p>
              <text:p text:style-name="P1"><text:span text:style-name="T5">3)CLI---&gt;Client</text:span></text:p>
              <text:p text:style-name="P1"><text:span text:style-name="T5">4)REQ_ID---&gt;Requirement ID from Requirement document</text:span></text:p>
            </office:annotation>
            <text:p><text:s/>Req_ID</text:p>
          </table:table-cell>
          <table:table-cell table:style-name="ce30" office:value-type="string">
            <office:annotation draw:style-name="gr1" draw:text-style-name="P1" svg:width="4.625cm" svg:height="1.803cm" svg:x="9.222cm" svg:y="0.053cm" draw:caption-point-x="2.848cm" draw:caption-point-y="-0.043cm">
              <dc:date>2015-08-04T00:00:00</dc:date>
              <text:p text:style-name="P1"><text:span text:style-name="T4">Author:</text:span></text:p>
              <text:p text:style-name="P1"><text:span text:style-name="T5">PRG_VER_CLI_REQ_ID_ TS_ID</text:span></text:p>
              <text:p text:style-name="P1"><text:span text:style-name="T5">NOTE:</text:span></text:p>
              <text:p text:style-name="P1"><text:span text:style-name="T5">1)PRG--&gt;Project Code</text:span></text:p>
              <text:p text:style-name="P1"><text:span text:style-name="T5">2)VER--&gt;Version Number</text:span></text:p>
              <text:p text:style-name="P1"><text:span text:style-name="T5">3)CLI---&gt;Client</text:span></text:p>
              <text:p text:style-name="P1"><text:span text:style-name="T5">4)REQ_ID---&gt;Requirement ID follows from Previous Column ie:Req_ID</text:span></text:p>
              <text:p text:style-name="P1"><text:span text:style-name="T5">5) TS_ID---&gt;Ex:TS_01</text:span></text:p>
            </office:annotation>
            <text:p><text:s text:c="4"/>TestScenario_ID</text:p>
          </table:table-cell>
          <table:table-cell table:style-name="ce30" office:value-type="string">
            <office:annotation draw:style-name="gr1" draw:text-style-name="P1" svg:width="4.632cm" svg:height="1.803cm" svg:x="7.079cm" svg:y="0.053cm" draw:caption-point-x="9.018cm" draw:caption-point-y="-0.043cm">
              <dc:date>2015-08-04T00:00:00</dc:date>
              <text:p text:style-name="P1"><text:span text:style-name="T1">Author:</text:span></text:p>
              <text:p text:style-name="P1"><text:span text:style-name="T2">Short Sentence about the aspect of the system is being tested(Features Description)</text:span></text:p>
            </office:annotation>
            <text:p>Testcase Description</text:p>
          </table:table-cell>
          <table:table-cell table:style-name="ce30" office:value-type="string">
            <office:annotation draw:style-name="gr1" draw:text-style-name="P1" svg:width="4.633cm" svg:height="1.803cm" svg:x="8.844cm" svg:y="0.053cm" draw:caption-point-x="11.28cm" draw:caption-point-y="-0.043cm">
              <dc:date>2015-08-04T00:00:00</dc:date>
              <text:p text:style-name="P1"><text:span text:style-name="T1">Author:</text:span></text:p>
              <text:p text:style-name="P1"><text:span text:style-name="T1"/></text:p>
            </office:annotation>
            <text:p>Test Data</text:p>
          </table:table-cell>
          <table:table-cell table:style-name="ce30" office:value-type="string">
            <office:annotation draw:style-name="gr1" draw:text-style-name="P1" svg:width="4.609cm" svg:height="1.803cm" svg:x="10.614cm" svg:y="0.053cm" draw:caption-point-x="13.537cm" draw:caption-point-y="-0.043cm">
              <dc:date>2015-08-04T00:00:00</dc:date>
              <text:p text:style-name="P1"><text:span text:style-name="T1">Author:</text:span></text:p>
              <text:p text:style-name="P1"><text:span text:style-name="T2">Detailed description of Tescase</text:span></text:p>
            </office:annotation>
            <text:p>Step Description</text:p>
          </table:table-cell>
          <table:table-cell table:style-name="ce30" office:value-type="string">
            <office:annotation draw:style-name="gr1" draw:text-style-name="P1" svg:width="4.632cm" svg:height="1.803cm" svg:x="12.384cm" svg:y="0.053cm" draw:caption-point-x="15.794cm" draw:caption-point-y="-0.043cm">
              <dc:date>2015-08-04T00:00:00</dc:date>
              <text:p text:style-name="P1"><text:span text:style-name="T1">Author:</text:span></text:p>
              <text:p text:style-name="P1"><text:span text:style-name="T2">Expected Result of the Test Operation</text:span></text:p>
            </office:annotation>
            <text:p>Expected</text:p>
          </table:table-cell>
          <table:table-cell table:style-name="ce30" office:value-type="string">
            <text:p>Actual</text:p>
          </table:table-cell>
          <table:table-cell table:style-name="ce30" office:value-type="string">
            <text:p>Priorty</text:p>
          </table:table-cell>
          <table:table-cell table:style-name="ce30" office:value-type="string">
            <text:p>Pass/fail</text:p>
          </table:table-cell>
          <table:table-cell table:style-name="ce30" office:value-type="string">
            <text:p>Assigned to</text:p>
          </table:table-cell>
          <table:table-cell table:style-name="ce30" office:value-type="string">
            <text:p>Executed By</text:p>
          </table:table-cell>
          <table:table-cell table:style-name="ce30" office:value-type="string">
            <text:p>Bug status</text:p>
          </table:table-cell>
          <table:table-cell table:style-name="ce30" office:value-type="string">
            <text:p>Bug ID</text:p>
          </table:table-cell>
          <table:table-cell table:style-name="ce30" office:value-type="string">
            <text:p>Bug severity</text:p>
          </table:table-cell>
          <table:table-cell table:style-name="ce30" office:value-type="string">
            <text:p>Comments</text:p>
          </table:table-cell>
          <table:table-cell table:style-name="ce33" table:number-columns-repeated="1008"/>
        </table:table-row>
        <table:table-row table:style-name="ro7" table:number-rows-repeated="104857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xception" table:style-name="ta5">
        <table:table-column table:style-name="co11" table:number-columns-repeated="257" table:default-cell-style-name="ce34"/>
        <table:table-row table:style-name="ro9" table:number-rows-repeated="1048575">
          <table:table-cell table:number-columns-repeated="257"/>
        </table:table-row>
        <table:table-row table:style-name="ro9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 style:data-style-name="N2" text:time-value="0000-00-00T09:50:4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S" style:display-name="PageStyle_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tional" style:display-name="PageStyle_Function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gative" style:display-name="PageStyle_Negativ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lternative" style:display-name="PageStyle_Alternativ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xception" style:display-name="PageStyle_Exception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ining</meta:initial-creator>
    <meta:creation-date>2011-07-18T11:10:32</meta:creation-date>
    <dc:creator>varnatech </dc:creator>
    <dc:date>2015-08-06T11:18:18</dc:date>
    <meta:editing-cycles>54</meta:editing-cycles>
    <meta:editing-duration>P24DT9H1M35S</meta:editing-duration>
    <meta:generator>LibreOffice/3.6$Linux_x86 LibreOffice_project/360m1$Build-2</meta:generator>
    <meta:document-statistic meta:table-count="5" meta:cell-count="419" meta:object-count="0"/>
  </office:meta>
</office:document-meta>
</file>